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0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2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3cm" fo:min-width="23.9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2.6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7.46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7cm" fo:min-width="17.8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4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59cm" fo:min-width="22.0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87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25pt" style:font-size-asian="25pt" style:font-size-complex="25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text-autospace="none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style:text-autospace="none"/>
      <style:text-properties fo:color="#a9b7c6" fo:font-family="'JetBrains Mono'" style:font-family-generic="modern" fo:font-size="10pt" style:font-family-asian="'JetBrains Mono'" style:font-family-generic-asian="modern" style:font-size-asian="10pt" style:font-family-complex="'JetBrains Mono'" style:font-family-generic-complex="modern" style:font-size-complex="5.6999998092651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style:text-autospace="none"/>
      <style:text-properties fo:font-size="15pt" fo:font-style="italic" style:font-size-asian="15pt" style:font-style-asian="italic" style:font-size-complex="15pt" style:font-style-complex="italic"/>
    </style:style>
    <style:style style:name="P14" style:family="paragraph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cc7832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8888c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6a8759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aa492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a9b7c6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a9b7c6" style:text-outline="false" style:text-line-through-style="none" fo:font-family="'JetBrains Mono'" style:font-family-generic="modern" fo:font-size="12pt" fo:font-style="normal" fo:text-shadow="none" style:text-underline-style="none" fo:font-weight="normal" style:letter-kerning="true" style:font-family-asian="'JetBrains Mono'" style:font-family-generic-asian="modern" style:font-size-asian="12pt" style:font-style-asian="normal" style:font-weight-asian="normal" style:font-family-complex="'JetBrains Mono'" style:font-family-generic-complex="moder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a9b7c6" style:text-outline="false" style:text-line-through-style="none" fo:font-family="'JetBrains Mono'" style:font-family-generic="modern" fo:font-size="7pt" fo:font-style="italic" fo:text-shadow="none" style:text-underline-style="none" fo:font-weight="normal" style:letter-kerning="true" style:font-family-asian="'JetBrains Mono'" style:font-family-generic-asian="modern" style:font-size-asian="7pt" style:font-style-asian="italic" style:font-weight-asian="normal" style:font-family-complex="'JetBrains Mono'" style:font-family-generic-complex="modern" style:font-size-complex="7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cc7832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c66d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6a8759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7832" style:text-outline="false" style:text-line-through-style="none" fo:font-family="'JetBrains Mono'" style:font-family-generic="modern" fo:text-shadow="none" style:text-underline-style="none" fo:font-weight="normal" style:letter-kerning="true" style:font-family-asian="'JetBrains Mono'" style:font-family-generic-asian="modern" style:font-weight-asian="normal" style:font-family-complex="'JetBrains Mono'" style:font-family-generic-complex="modern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c66d" style:text-outline="false" style:text-line-through-style="none" fo:font-family="'JetBrains Mono'" style:font-family-generic="modern" fo:text-shadow="none" style:text-underline-style="none" fo:font-weight="normal" style:letter-kerning="true" style:font-family-asian="'JetBrains Mono'" style:font-family-generic-asian="modern" style:font-weight-asian="normal" style:font-family-complex="'JetBrains Mono'" style:font-family-generic-complex="modern" style:font-weight-complex="normal" style:text-emphasize="none" style:font-relief="none" style:text-overline-style="none" style:text-overline-color="font-color"/>
    </style:style>
    <style:style style:name="T26" style:family="text">
      <style:text-properties fo:color="#a9b7c6" style:text-outline="false" style:text-line-through-style="none" fo:font-family="'JetBrains Mono'" style:font-family-generic="modern" fo:text-shadow="none" style:text-underline-style="none" fo:font-weight="normal" style:letter-kerning="true" style:font-family-asian="'JetBrains Mono'" style:font-family-generic-asian="modern" style:font-weight-asian="normal" style:font-family-complex="'JetBrains Mono'" style:font-family-generic-complex="modern" style:font-weight-complex="normal" style:text-emphasize="none" style:font-relief="none" style:text-overline-style="none" style:text-overline-color="font-color"/>
    </style:style>
    <style:style style:name="T27" style:family="text">
      <style:text-properties fo:color="#8888c6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6897bb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a9b7c6" style:text-outline="false" style:text-line-through-style="none" fo:font-family="'JetBrains Mono'" style:font-family-generic="modern" fo:font-size="22pt" fo:font-style="italic" fo:text-shadow="none" style:text-underline-style="none" fo:font-weight="normal" style:letter-kerning="true" style:font-family-asian="'JetBrains Mono'" style:font-family-generic-asian="modern" style:font-size-asian="22pt" style:font-style-asian="italic" style:font-weight-asian="normal" style:font-family-complex="'JetBrains Mono'" style:font-family-generic-complex="modern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cc7832" style:text-outline="false" style:text-line-through-style="none" fo:font-family="'JetBrains Mono'" style:font-family-generic="modern" fo:font-size="12pt" fo:text-shadow="none" style:text-underline-style="none" fo:font-weight="normal" style:letter-kerning="true" style:font-family-asian="'JetBrains Mono'" style:font-family-generic-asian="modern" style:font-size-asian="12pt" style:font-weight-asian="normal" style:font-family-complex="'JetBrains Mono'" style:font-family-generic-complex="modern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a9b7c6" style:text-outline="false" style:text-line-through-style="none" fo:font-family="'JetBrains Mono'" style:font-family-generic="modern" fo:font-size="12pt" fo:text-shadow="none" style:text-underline-style="none" fo:font-weight="normal" style:letter-kerning="true" style:font-family-asian="'JetBrains Mono'" style:font-family-generic-asian="modern" style:font-size-asian="12pt" style:font-weight-asian="normal" style:font-family-complex="'JetBrains Mono'" style:font-family-generic-complex="modern" style:font-size-complex="12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6897bb" style:text-outline="false" style:text-line-through-style="none" fo:font-family="'JetBrains Mono'" style:font-family-generic="modern" fo:font-size="12pt" fo:text-shadow="none" style:text-underline-style="none" fo:font-weight="normal" style:letter-kerning="true" style:font-family-asian="'JetBrains Mono'" style:font-family-generic-asian="modern" style:font-size-asian="12pt" style:font-weight-asian="normal" style:font-family-complex="'JetBrains Mono'" style:font-family-generic-complex="modern" style:font-size-complex="12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6a8759" style:text-outline="false" style:text-line-through-style="none" fo:font-family="'JetBrains Mono'" style:font-family-generic="modern" fo:font-size="12pt" fo:text-shadow="none" style:text-underline-style="none" fo:font-weight="normal" style:letter-kerning="true" style:font-family-asian="'JetBrains Mono'" style:font-family-generic-asian="modern" style:font-size-asian="12pt" style:font-weight-asian="normal" style:font-family-complex="'JetBrains Mono'" style:font-family-generic-complex="modern" style:font-size-complex="12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8888c6" style:text-outline="false" style:text-line-through-style="none" fo:font-family="'JetBrains Mono'" style:font-family-generic="modern" fo:font-size="12pt" fo:text-shadow="none" style:text-underline-style="none" fo:font-weight="normal" style:letter-kerning="true" style:font-family-asian="'JetBrains Mono'" style:font-family-generic-asian="modern" style:font-size-asian="12pt" style:font-weight-asian="normal" style:font-family-complex="'JetBrains Mono'" style:font-family-generic-complex="modern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471cm" svg:height="1.225cm" svg:x="7.9cm" svg:y="1.975cm">
          <draw:text-box>
            <text:p><text:span text:style-name="T1">Junioraufgabe1 :Reimerei</text:span><text:span text:style-name="T2">(Junioraufgabe1)</text:span></text:p>
          </draw:text-box>
        </draw:frame>
        <draw:frame draw:style-name="gr2" draw:text-style-name="P2" draw:layer="layout" svg:width="6.712cm" svg:height="1.835cm" svg:x="10.1cm" svg:y="4.1cm">
          <draw:text-box>
            <text:p><text:span text:style-name="T3">10.September 2022</text:span></text:p>
            <text:p><text:span text:style-name="T3"/></text:p>
          </draw:text-box>
        </draw:frame>
        <draw:frame draw:style-name="gr3" draw:text-style-name="P2" draw:layer="layout" svg:width="6.128cm" svg:height="1.043cm" svg:x="4.7cm" svg:y="6cm">
          <draw:text-box>
            <text:p><text:span text:style-name="T3">Inhaltsverzeichnis</text:span></text:p>
          </draw:text-box>
        </draw:frame>
        <draw:frame draw:style-name="gr4" draw:text-style-name="P3" draw:layer="layout" svg:width="4.909cm" svg:height="1.115cm" svg:x="11.7cm" svg:y="11.3cm">
          <draw:text-box>
            <text:p><text:span text:style-name="T2">Lösungsidee</text:span></text:p>
          </draw:text-box>
        </draw:frame>
        <draw:frame draw:style-name="gr5" draw:text-style-name="P4" draw:layer="layout" svg:width="24.425cm" svg:height="7.823cm" svg:x="3.775cm" svg:y="12.6cm">
          <draw:text-box>
            <text:p><text:span text:style-name="T4">Die Idee ist mit String Bearbeitungen(Python) zu checken ob sich Wörter reimen.</text:span></text:p>
            <text:p><text:span text:style-name="T4">Dabei werden Teile von den jeweiligen Wörter genommen und mit andere Wörter verglichen.</text:span></text:p>
            <text:p><text:span text:style-name="T4">Folgende Sachen müssen dabei beachtet werden:</text:span></text:p>
            <text:p><text:span text:style-name="T4"/></text:p>
            <text:p><text:span text:style-name="T4">1)Was ist ein Reim?Das heißt das Programm muss wissen was überhaupt ein Reim ist.</text:span></text:p>
            <text:p><text:span text:style-name="T4"/></text:p>
            <text:p><text:span text:style-name="T4">2)Jedes Wort mit jedes Wort zu vergleichen.Hier gibt es unterschiedliche Möglichkeiten.</text:span></text:p>
            <text:p><text:span text:style-name="T4">Doch nach meiner Meinung nach ist strukturiert immer am besten.(Es ist nur meine Meinung).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6" draw:text-style-name="P5" draw:layer="layout" svg:width="23.193cm" svg:height="1.427cm" svg:x="4.7cm" svg:y="7cm">
          <draw:text-box>
            <text:p><text:span text:style-name="T5">Lösungsidee..................................................................................................................................1</text:span></text:p>
            <text:p><text:span text:style-name="T5">Umsetzung.....................................................................................................................................2</text:span></text:p>
          </draw:text-box>
        </draw:frame>
        <draw:frame draw:style-name="gr7" draw:text-style-name="P6" draw:layer="layout" svg:width="27.964cm" svg:height="1.123cm" svg:x="0cm" svg:y="0.3cm">
          <draw:text-box>
            <text:p><text:span text:style-name="T6">Notiz:Bei OpenOffice wird bei jeder neue Zeile der erste Buchstabe groß geschrieben,weshalb manchmal in eine Zeile bei der ersten Position ein Punkt stehen </text:span></text:p>
            <text:p><text:span text:style-name="T6">.kann.Diese Dokumentation wurde mit OpenOffice gemacht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ösungsidee Part 2<text:span text:style-name="T2">(Junioraufgabe1)</text:span></text:p>
          </draw:text-box>
        </draw:frame>
        <draw:frame draw:style-name="gr9" draw:layer="layout" svg:width="22.723cm" svg:height="15.203cm" svg:x="5.7cm" svg:y="4.343cm">
          <draw:text-box>
            <text:p><text:s/>Außerdem besteht die Regel 1 eigentlich aus mehreren Regeln.</text:p>
            <text:p><text:s/>Nämlich:</text:p>
            <text:p><text:s/>Sie haben dieselbe maßgebliche Vokalgruppe,nach der</text:p>
            <text:p><text:s/>maßgeblichen Vokalgruppe enthalten beide Wörter</text:p>
            <text:p><text:s/>dieselben Buchstaben in derselben Reihenfolge.</text:p>
            <text:p/>
            <text:p><text:s/>Außerdem noch dass die letzter Buchstabe der beiden Wörter gleich ist.</text:p>
            <text:p/>
            <text:p><text:s/></text:p>
            <text:p><text:s/>Das heißt der wichtigster Teil hier von einen Wort in Regel 1</text:p>
            <text:p><text:s/>Ist nur von der maßgebliche Vokalgruppe(maßgebliche Vokalgruppe beihaltet) </text:p>
            <text:p><text:s/>Bis zur Ende des Wortes wichtig(letzter Buchstabe auch beinhaltet).</text:p>
            <text:p><text:s/>Dann kontrolliert man ob alle Buchstaben gleich sind.</text:p>
            <text:p><text:s/>Doch wegen eines Bugs die ich nicht finden konnte habe ich nochmal</text:p>
            <text:p><text:s/>hinzugefügt,dass die maßgebliche Vokalgruppe nochmal kontrolliert wird.</text:p>
            <text:p><text:s text:c="2"/></text:p>
            <text:p/>
            <text:p/>
            <text:p/>
            <text:p/>
            <text:p/>
          </draw:text-box>
        </draw:frame>
        <draw:frame draw:style-name="gr10" draw:text-style-name="P7" draw:layer="layout" svg:width="23.193cm" svg:height="3.326cm" svg:x="3.4cm" svg:y="17.4cm">
          <draw:text-box>
            <text:p text:style-name="P7">Achtung:Wegen Python Code kann es bei der nächster </text:p>
            <text:p text:style-name="P7">Folie zur Problemen kommen,wenn dies der </text:p>
            <text:p text:style-name="P7">Fall ist einfach nur warten.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1" draw:text-style-name="P8" draw:layer="layout" svg:width="11.801cm" svg:height="3.083cm" svg:x="9.3cm" svg:y="1.2cm">
          <draw:text-box>
            <text:p><text:span text:style-name="T7">Die </text:span><text:span text:style-name="T2">Umsetzung(Junioraufgabe1)</text:span></text:p>
            <text:p><text:span text:style-name="T7"/></text:p>
            <text:p><text:span text:style-name="T7"/></text:p>
          </draw:text-box>
        </draw:frame>
        <draw:frame draw:style-name="gr12" draw:text-style-name="P4" draw:layer="layout" svg:width="24.979cm" svg:height="20.21cm" svg:x="3cm" svg:y="3.5cm">
          <draw:text-box>
            <text:p><text:span text:style-name="T4">Ich habe meinen Programm in der Programmiersprache Python Version 3.9 geschrieben.</text:span></text:p>
            <text:p><text:span text:style-name="T4">Das Programm muss nicht in vorherige Versionen funktionieren.</text:span></text:p>
            <text:p><text:span text:style-name="T4">Die Wörter die sich dann reimen wird dann ausgegeben.</text:span></text:p>
            <text:p><text:span text:style-name="T4"/></text:p>
            <text:p><text:span text:style-name="T4">Als erstes wurde die Beispieldatei/Beispieleingaben heruntergeladen und der Encoder </text:span></text:p>
            <text:p><text:span text:style-name="T4">Ist UTF-8.</text:span></text:p>
            <text:p><text:span text:style-name="T4">Dieser Datei wurde dann mit eine for-schleife durchgegangen und zu eine Wörterliste hinzugefügt.</text:span></text:p>
            <text:p><text:span text:style-name="T4">Jedes mal beim Hinzufügen musste dann noch mal die Leerzeichen vor und hinter den </text:span></text:p>
            <text:p><text:span text:style-name="T4">Wort entfernt werden mit .strip().</text:span></text:p>
            <text:p><text:span text:style-name="T4"/></text:p>
            <text:p text:style-name="P9"><text:span text:style-name="T8">with </text:span><text:span text:style-name="T9">open</text:span><text:span text:style-name="T10">(</text:span><text:span text:style-name="T11">"woerterListe1.txt"</text:span><text:span text:style-name="T8">,</text:span><text:span text:style-name="T12">encoding</text:span><text:span text:style-name="T10">=</text:span><text:span text:style-name="T11">"utf8"</text:span><text:span text:style-name="T10">) </text:span><text:span text:style-name="T8">as </text:span><text:span text:style-name="T10">file:</text:span><text:span text:style-name="T10"><text:line-break/></text:span><text:span text:style-name="T10"> <text:s text:c="3"/></text:span><text:span text:style-name="T8">for </text:span><text:span text:style-name="T10">line </text:span><text:span text:style-name="T8">in </text:span><text:span text:style-name="T10">file:</text:span><text:span text:style-name="T10"><text:line-break/></text:span><text:span text:style-name="T10"> <text:s text:c="7"/>woerterListe.append(line.strip())</text:span><text:span text:style-name="T10"><text:line-break/></text:span><text:span text:style-name="T9">print</text:span><text:span text:style-name="T10">(woerterListe)</text:span><text:span text:style-name="T10"><text:line-break/></text:span><text:span text:style-name="T8">for </text:span><text:span text:style-name="T10">oneword </text:span><text:span text:style-name="T8">in </text:span><text:span text:style-name="T10">woerterListe:</text:span><text:span text:style-name="T10"><text:line-break/></text:span><text:span text:style-name="T10"> <text:s text:c="3"/></text:span><text:span text:style-name="T8">for </text:span><text:span text:style-name="T10">anotherWord </text:span><text:span text:style-name="T8">in </text:span><text:span text:style-name="T10">woerterListe:</text:span><text:span text:style-name="T10"><text:line-break/></text:span><text:span text:style-name="T10"> <text:s text:c="7"/></text:span><text:span text:style-name="T8">if </text:span><text:span text:style-name="T10">oneword == anotherWord:</text:span><text:span text:style-name="T10"><text:line-break/></text:span><text:span text:style-name="T10"> <text:s text:c="11"/></text:span><text:span text:style-name="T8">continue</text:span><text:span text:style-name="T8"><text:line-break/></text:span><text:span text:style-name="T8"> <text:s text:c="7"/></text:span><text:span text:style-name="T10">ifReim = checkifReim(oneword</text:span><text:span text:style-name="T8">,</text:span><text:span text:style-name="T10">anotherWord)</text:span><text:span text:style-name="T10"><text:line-break/></text:span><text:span text:style-name="T10"> <text:s text:c="7"/></text:span><text:span text:style-name="T8">if </text:span><text:span text:style-name="T10">ifReim == </text:span><text:span text:style-name="T8">True</text:span><text:span text:style-name="T10">:</text:span><text:span text:style-name="T10"><text:line-break/></text:span><text:span text:style-name="T10"> <text:s text:c="11"/></text:span><text:span text:style-name="T9">print</text:span><text:span text:style-name="T10">(oneword + </text:span><text:span text:style-name="T11">" und " </text:span><text:span text:style-name="T10">+ anotherWord + </text:span><text:span text:style-name="T11">" reimen sich."</text:span><text:span text:style-name="T10">)</text:span></text:p>
            <text:p text:style-name="P9"><text:span text:style-name="T10"/></text:p>
            <text:p text:style-name="P9"><text:span text:style-name="T10"/></text:p>
            <text:p text:style-name="P9"><text:span text:style-name="T13"/></text:p>
            <text:p text:style-name="P9"><text:span text:style-name="T14"/></text:p>
            <text:p text:style-name="P9"><text:span text:style-name="T15"/></text:p>
            <text:p><text:span text:style-name="T4"/></text:p>
            <text:p><text:span text:style-name="T4"/></text:p>
            <text:p><text:span text:style-name="T4"><text:s/></text:span></text:p>
            <text:p><text:span text:style-name="T4"/></text:p>
            <text:p><text:span text:style-name="T4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3" draw:text-style-name="P4" draw:layer="layout" svg:width="5.557cm" svg:height="0.882cm" svg:x="22.6cm" svg:y="19.8cm">
          <draw:text-box>
            <text:p><text:span text:style-name="T4">Bunt = Python Code</text:span></text:p>
          </draw:text-box>
        </draw:frame>
        <draw:frame draw:style-name="gr10" draw:text-style-name="P2" draw:layer="layout" svg:width="23.751cm" svg:height="3.93cm" svg:x="3.2cm" svg:y="16.8cm">
          <draw:text-box>
            <text:p text:style-name="P7"><text:span text:style-name="T3">Danach wird eine Funktion geschrieben(checkifReim) und dieser hat zwei </text:span></text:p>
            <text:p text:style-name="P7"><text:span text:style-name="T3">Eingaben.Wort1 und Wort2:</text:span></text:p>
            <text:p text:style-name="P9"><text:span text:style-name="T17">def </text:span><text:span text:style-name="T18">checkifReim</text:span><text:span text:style-name="T13">(wort1</text:span><text:span text:style-name="T17">,</text:span><text:span text:style-name="T13">wort2):</text:span><text:span text:style-name="T13"><text:line-break/></text:span><text:span text:style-name="T13"/></text:p>
            <text:p><text:span text:style-name="T19"/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10" draw:text-style-name="P10" draw:layer="layout" svg:width="13.926cm" svg:height="2.241cm" svg:x="6.7cm" svg:y="1.2cm">
          <draw:text-box>
            <text:p text:style-name="P7"><text:span text:style-name="T20">Die Umsetzung</text:span><text:span text:style-name="T21">(Junioraufgabe1)</text:span></text:p>
            <text:p text:style-name="P7"><text:span text:style-name="T22"/></text:p>
          </draw:text-box>
        </draw:frame>
        <draw:frame draw:style-name="gr10" draw:text-style-name="P3" draw:layer="layout" svg:width="26.393cm" svg:height="4.697cm" svg:x="1.2cm" svg:y="3.6cm">
          <draw:text-box>
            <text:p text:style-name="P3">Danach werden ein paar Variable in der Funktion definiert.</text:p>
            <text:p text:style-name="P3">IfReim dient dazu am Ende auszugegeben ob wort1 und wort2 sich reimen:</text:p>
            <text:p text:style-name="P9"><text:span text:style-name="T13">ifReim = </text:span><text:span text:style-name="T17">True</text:span></text:p>
            <text:p text:style-name="P9"><text:span text:style-name="T17"><text:line-break/></text:span><text:span text:style-name="T17"/></text:p>
            <text:p text:style-name="P3"/>
          </draw:text-box>
        </draw:frame>
        <draw:frame draw:style-name="gr10" draw:text-style-name="P3" draw:layer="layout" svg:width="24.357cm" svg:height="4.697cm" svg:x="1.2cm" svg:y="6.485cm">
          <draw:text-box>
            <text:p text:style-name="P3">Danach werden noch 2 Variablen definiert.Dieser dienen dazu um die</text:p>
            <text:p text:style-name="P3">Vokalen aus den jeweiligen Wörter zu speichern:</text:p>
            <text:p text:style-name="P11"><text:span text:style-name="T13">vokaleausWort1 = vokaelauseinenWort(wort1)</text:span><text:span text:style-name="T13"><text:line-break/></text:span><text:span text:style-name="T13">vokaleausWort2 = vokaelauseinenWort(wort2)</text:span></text:p>
            <text:p text:style-name="P11"><text:span text:style-name="T13"/></text:p>
            <text:p text:style-name="P3"/>
          </draw:text-box>
        </draw:frame>
        <draw:frame draw:style-name="gr10" draw:text-style-name="P3" draw:layer="layout" svg:width="25.208cm" svg:height="9.755cm" svg:x="1.2cm" svg:y="10cm">
          <draw:text-box>
            <text:p text:style-name="P3">Wie man sieht wird hier schon wieder eine Funktion benutzt.</text:p>
            <text:p text:style-name="P3">Diese Funktion sucht sich Vokalengruppen aus einen </text:p>
            <text:p text:style-name="P3">Wort heraus und dessen Position im Wort und tut das beide in einen </text:p>
            <text:p text:style-name="P3">String.Dieser kommt dann in eine Liste:vokaleListeFuerWort rein.</text:p>
            <text:p text:style-name="P3">Das Programm schaut sich das Wort immer von hinten an und wenn ein</text:p>
            <text:p text:style-name="P3">Doppelvokal kommt dann tauscht die Buchstaben(damit der </text:p>
            <text:p text:style-name="P3">Doppelvokal wieder in der richtigen Reinfolge wieder ist).</text:p>
            <text:p text:style-name="P3"/>
            <text:p text:style-name="P3"/>
            <text:p text:style-name="P3">Das war jetzt sehr viel Erlärung in der nächsten Folie wird diese</text:p>
            <text:p text:style-name="P3">Funktion etwas genauer erklärt.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0" draw:text-style-name="P3" draw:layer="layout" svg:width="23.938cm" svg:height="4.697cm" svg:x="2.8cm" svg:y="5.4cm">
          <draw:text-box>
            <text:p text:style-name="P3">Zuerst muss man alle einzelne Vokalen in eine Liste reintun.</text:p>
            <text:p text:style-name="P3">(Nachher wird erklärt warum es unnötig ist die Doppelvokalen in die </text:p>
            <text:p text:style-name="P3">Liste reinzutun),dabei darf man nicht Großbuchstaben vergessen.</text:p>
            <text:p text:style-name="P9"><text:span text:style-name="T13">vokale = [</text:span><text:span text:style-name="T23">"a"</text:span><text:span text:style-name="T17">,</text:span><text:span text:style-name="T23">"e"</text:span><text:span text:style-name="T17">,</text:span><text:span text:style-name="T23">"i"</text:span><text:span text:style-name="T17">,</text:span><text:span text:style-name="T23">"o"</text:span><text:span text:style-name="T17">,</text:span><text:span text:style-name="T23">"u"</text:span><text:span text:style-name="T17">,</text:span><text:span text:style-name="T23">"A"</text:span><text:span text:style-name="T17">,</text:span><text:span text:style-name="T23">"E"</text:span><text:span text:style-name="T17">,</text:span><text:span text:style-name="T23">"I"</text:span><text:span text:style-name="T17">,</text:span><text:span text:style-name="T23">"O"</text:span><text:span text:style-name="T17">,</text:span><text:span text:style-name="T23">"U"</text:span><text:span text:style-name="T17">,</text:span><text:span text:style-name="T23">"ä"</text:span><text:span text:style-name="T17">,</text:span><text:span text:style-name="T23">"ü"</text:span><text:span text:style-name="T17">,</text:span><text:span text:style-name="T23">"ö"</text:span><text:span text:style-name="T17">,</text:span><text:span text:style-name="T23">"Ä"</text:span><text:span text:style-name="T17">,</text:span><text:span text:style-name="T23">"Ü"</text:span><text:span text:style-name="T17">,</text:span><text:span text:style-name="T23">"Ö"</text:span><text:span text:style-name="T13">]</text:span><text:span text:style-name="T13"><text:line-break/></text:span><text:span text:style-name="T13"/></text:p>
            <text:p text:style-name="P9"><text:span text:style-name="T13"/></text:p>
          </draw:text-box>
        </draw:frame>
        <draw:frame draw:style-name="gr10" draw:text-style-name="P12" draw:layer="layout" svg:width="17.215cm" svg:height="1.348cm" svg:x="3.2cm" svg:y="0.8cm">
          <draw:text-box>
            <text:p text:style-name="P12">Umsetzung(Junioraufgabe1:Reimerei)</text:p>
          </draw:text-box>
        </draw:frame>
        <draw:frame draw:style-name="gr10" draw:text-style-name="P3" draw:layer="layout" svg:width="16.813cm" svg:height="2.969cm" svg:x="2.8cm" svg:y="8.7cm">
          <draw:text-box>
            <text:p text:style-name="P12"><text:span text:style-name="T2">Eine Liste für die Vokalen aus denjenigen Wort:</text:span></text:p>
            <text:p text:style-name="P11"><text:span text:style-name="T13">VokaleListeFuerWort = []</text:span></text:p>
            <text:p text:style-name="P11"><text:span text:style-name="T13"><text:line-break/></text:span><text:span text:style-name="T13"/></text:p>
          </draw:text-box>
        </draw:frame>
        <draw:frame draw:style-name="gr10" draw:text-style-name="P3" draw:layer="layout" svg:width="12.588cm" svg:height="1.115cm" svg:x="2.8cm" svg:y="2.8cm">
          <draw:text-box>
            <text:p text:style-name="P12"><text:span text:style-name="T2">Die Funktion hat eine Eingabe:wort</text:span></text:p>
          </draw:text-box>
        </draw:frame>
        <draw:frame draw:style-name="gr10" draw:text-style-name="P13" draw:layer="layout" svg:width="8.973cm" svg:height="1.487cm" svg:x="2.917cm" svg:y="4.145cm">
          <draw:text-box>
            <text:p text:style-name="P13"><text:span text:style-name="T24">def </text:span><text:span text:style-name="T25">vokaelauseinenWort</text:span><text:span text:style-name="T26">(wort):</text:span><text:span text:style-name="T26"><text:line-break/></text:span><text:span text:style-name="T26"/></text:p>
          </draw:text-box>
        </draw:frame>
        <draw:frame draw:style-name="gr10" draw:text-style-name="P3" draw:layer="layout" svg:width="25.618cm" svg:height="3.875cm" svg:x="2.8cm" svg:y="10.485cm">
          <draw:text-box>
            <text:p text:style-name="P3">Danach gibt es eine for-range schleife,die ein Wort von hinten durchgeht:</text:p>
            <text:p text:style-name="P9"><text:span text:style-name="T17">for </text:span><text:span text:style-name="T13">i </text:span><text:span text:style-name="T17">in </text:span><text:span text:style-name="T27">range</text:span><text:span text:style-name="T13">(</text:span><text:span text:style-name="T27">len</text:span><text:span text:style-name="T13">(wort) – </text:span><text:span text:style-name="T28">1</text:span><text:span text:style-name="T17">,</text:span><text:span text:style-name="T13">-</text:span><text:span text:style-name="T28">1</text:span><text:span text:style-name="T17">,</text:span><text:span text:style-name="T13">-</text:span><text:span text:style-name="T28">1</text:span><text:span text:style-name="T13">):</text:span></text:p>
            <text:p text:style-name="P9"><text:span text:style-name="T29"/></text:p>
            <text:p text:style-name="P9"><text:span text:style-name="T13"><text:line-break/></text:span><text:span text:style-name="T13"/></text:p>
          </draw:text-box>
        </draw:frame>
        <draw:frame draw:style-name="gr10" draw:text-style-name="P3" draw:layer="layout" svg:width="22.693cm" svg:height="2.969cm" svg:x="2.7cm" svg:y="12.2cm">
          <draw:text-box>
            <text:p text:style-name="P3">Dann wird mit einer for-schleife die Vokale Liste durchgegangen:</text:p>
            <text:p text:style-name="P9"><text:span text:style-name="T17">for </text:span><text:span text:style-name="T13">oneVokal </text:span><text:span text:style-name="T17">in </text:span><text:span text:style-name="T13">vokale:</text:span></text:p>
            <text:p text:style-name="P9"><text:span text:style-name="T13"><text:line-break/></text:span><text:span text:style-name="T13"/></text:p>
          </draw:text-box>
        </draw:frame>
        <draw:frame draw:style-name="gr10" draw:text-style-name="P3" draw:layer="layout" svg:width="20.521cm" svg:height="2.351cm" svg:x="2.7cm" svg:y="13.785cm">
          <draw:text-box>
            <text:p text:style-name="P3">Darauf wird kontrolliert ob Wort an Position i ein Vokal hat:</text:p>
            <text:p text:style-name="P9"><text:span text:style-name="T17">if </text:span><text:span text:style-name="T13">wort[i] == oneVokal:</text:span><text:span text:style-name="T13"><text:line-break/></text:span><text:span text:style-name="T13"/></text:p>
          </draw:text-box>
        </draw:frame>
        <draw:frame draw:style-name="gr10" draw:text-style-name="P3" draw:layer="layout" svg:width="23.243cm" svg:height="2.843cm" svg:x="2.657cm" svg:y="15.457cm">
          <draw:text-box>
            <text:p text:style-name="P3">Dann wird kontrolliert ob es Doppelvokale im Wort gibt.</text:p>
            <text:p text:style-name="P3">Denn in diesen Programm gilt: Doppelvokale vor einzelne Vokalen</text:p>
            <text:p text:style-name="P3">Der Code der ist überprüft ist: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4" draw:text-style-name="P14" draw:layer="layout" svg:width="20.763cm" svg:height="15.937cm" svg:x="2.2cm" svg:y="2.563cm">
          <draw:text-box>
            <text:p text:style-name="P14"><text:span text:style-name="T30">if </text:span><text:span text:style-name="T31">wort[i - </text:span><text:span text:style-name="T32">1</text:span><text:span text:style-name="T31">] == </text:span><text:span text:style-name="T33">"a" </text:span><text:span text:style-name="T30">or </text:span><text:span text:style-name="T31">wort[i - </text:span><text:span text:style-name="T32">1</text:span><text:span text:style-name="T31">] == </text:span><text:span text:style-name="T33">"A" </text:span><text:span text:style-name="T30">and </text:span><text:span text:style-name="T31">wort[i] == </text:span><text:span text:style-name="T33">"u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1"><text:line-break/></text:span><text:span text:style-name="T30">elif </text:span><text:span text:style-name="T31">wort[i - </text:span><text:span text:style-name="T32">1</text:span><text:span text:style-name="T31">] == </text:span><text:span text:style-name="T33">"a" </text:span><text:span text:style-name="T30">or </text:span><text:span text:style-name="T31">wort[i - </text:span><text:span text:style-name="T32">1</text:span><text:span text:style-name="T31">] == </text:span><text:span text:style-name="T33">"A" </text:span><text:span text:style-name="T30">and </text:span><text:span text:style-name="T31">wort[i] == </text:span><text:span text:style-name="T33">"i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1"><text:line-break/></text:span><text:span text:style-name="T30">elif </text:span><text:span text:style-name="T31">wort[i - </text:span><text:span text:style-name="T32">1</text:span><text:span text:style-name="T31">] == </text:span><text:span text:style-name="T33">"e" </text:span><text:span text:style-name="T30">or </text:span><text:span text:style-name="T31">wort[i - </text:span><text:span text:style-name="T32">1</text:span><text:span text:style-name="T31">] == </text:span><text:span text:style-name="T33">"E" </text:span><text:span text:style-name="T30">and </text:span><text:span text:style-name="T31">wort[i] == </text:span><text:span text:style-name="T33">"i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1"><text:line-break/></text:span><text:span text:style-name="T31"><text:line-break/></text:span><text:span text:style-name="T30">elif </text:span><text:span text:style-name="T31">wort[i - </text:span><text:span text:style-name="T32">1</text:span><text:span text:style-name="T31">] == </text:span><text:span text:style-name="T33">"e" </text:span><text:span text:style-name="T30">or </text:span><text:span text:style-name="T31">wort[i - </text:span><text:span text:style-name="T32">1</text:span><text:span text:style-name="T31">] == </text:span><text:span text:style-name="T33">"E" </text:span><text:span text:style-name="T30">and </text:span><text:span text:style-name="T31">wort[i] == </text:span><text:span text:style-name="T33">"u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1"><text:line-break/></text:span><text:span text:style-name="T31"><text:line-break/></text:span><text:span text:style-name="T30">elif </text:span><text:span text:style-name="T31">wort[i - </text:span><text:span text:style-name="T32">1</text:span><text:span text:style-name="T31">] == </text:span><text:span text:style-name="T33">"ä" </text:span><text:span text:style-name="T30">or </text:span><text:span text:style-name="T31">wort[i - </text:span><text:span text:style-name="T32">1</text:span><text:span text:style-name="T31">] == </text:span><text:span text:style-name="T33">"Ä" </text:span><text:span text:style-name="T30">and </text:span><text:span text:style-name="T31">wort[i] == </text:span><text:span text:style-name="T33">"u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1"><text:line-break/></text:span><text:span text:style-name="T30">elif </text:span><text:span text:style-name="T31">wort[i - </text:span><text:span text:style-name="T32">1</text:span><text:span text:style-name="T31">] == </text:span><text:span text:style-name="T33">"i" </text:span><text:span text:style-name="T30">or </text:span><text:span text:style-name="T31">wort[i - </text:span><text:span text:style-name="T32">1</text:span><text:span text:style-name="T31">] == </text:span><text:span text:style-name="T33">"I" </text:span><text:span text:style-name="T30">and </text:span><text:span text:style-name="T31">wort[i] == </text:span><text:span text:style-name="T33">"e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1"><text:line-break/></text:span><text:span text:style-name="T30">elif </text:span><text:span text:style-name="T31">wort[i - </text:span><text:span text:style-name="T32">1</text:span><text:span text:style-name="T31">] == </text:span><text:span text:style-name="T33">"e" </text:span><text:span text:style-name="T30">or </text:span><text:span text:style-name="T31">wort[i - </text:span><text:span text:style-name="T32">1</text:span><text:span text:style-name="T31">] == </text:span><text:span text:style-name="T33">"E" </text:span><text:span text:style-name="T30">and </text:span><text:span text:style-name="T31">wort[i] == </text:span><text:span text:style-name="T33">"e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0">elif </text:span><text:span text:style-name="T31">wort[i - </text:span><text:span text:style-name="T32">1</text:span><text:span text:style-name="T31">] == </text:span><text:span text:style-name="T33">"a" </text:span><text:span text:style-name="T30">or </text:span><text:span text:style-name="T31">wort[i - </text:span><text:span text:style-name="T32">1</text:span><text:span text:style-name="T31">] == </text:span><text:span text:style-name="T33">"A" </text:span><text:span text:style-name="T30">and </text:span><text:span text:style-name="T31">wort[i] == </text:span><text:span text:style-name="T33">"a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0">elif </text:span><text:span text:style-name="T31">wort[i - </text:span><text:span text:style-name="T32">1</text:span><text:span text:style-name="T31">] == </text:span><text:span text:style-name="T33">"o" </text:span><text:span text:style-name="T30">or </text:span><text:span text:style-name="T31">wort[i - </text:span><text:span text:style-name="T32">1</text:span><text:span text:style-name="T31">] == </text:span><text:span text:style-name="T33">"O" </text:span><text:span text:style-name="T30">and </text:span><text:span text:style-name="T31">wort[i] == </text:span><text:span text:style-name="T33">"o"</text:span><text:span text:style-name="T31">:</text:span><text:span text:style-name="T31"><text:line-break/></text:span><text:span text:style-name="T31"> <text:s text:c="3"/>vokaleListeFuerWort.append(wort[i - </text:span><text:span text:style-name="T32">1</text:span><text:span text:style-name="T31">] + wort[i] + </text:span><text:span text:style-name="T33">" " </text:span><text:span text:style-name="T31">+ </text:span><text:span text:style-name="T34">str</text:span><text:span text:style-name="T31">(i))</text:span><text:span text:style-name="T31"><text:line-break/></text:span><text:span text:style-name="T31"/></text:p>
          </draw:text-box>
        </draw:frame>
        <draw:frame draw:style-name="gr10" draw:text-style-name="P3" draw:layer="layout" svg:width="13.617cm" svg:height="1.115cm" svg:x="2.8cm" svg:y="1.2cm">
          <draw:text-box>
            <text:p text:style-name="P3">Umsetzung(Junioraufgabe1:Reimerei)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Gorgi</meta:initial-creator>
    <meta:creation-date>2022-09-10T14:55:26.69</meta:creation-date>
    <meta:editing-duration>PT9H24M37S</meta:editing-duration>
    <meta:editing-cycles>11</meta:editing-cycles>
    <dc:date>2022-10-31T18:43:33.22</dc:date>
    <dc:creator>George Gorgi</dc:creator>
    <meta:generator>OpenOffice/4.1.11$Win32 OpenOffice.org_project/4111m1$Build-9808</meta:generator>
    <meta:document-statistic meta:object-count="62"/>
  </office:meta>
</office:document-meta>
</file>